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alibri1" svg:font-family="Calibri" style:font-family-generic="swiss"/>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List_20_Paragraph">
      <style:paragraph-properties fo:margin-left="0cm" fo:margin-right="0cm" fo:text-align="justify" style:justify-single-word="false" fo:text-indent="0cm" style:auto-text-indent="false"/>
      <style:text-properties officeooo:rsid="0145d31b" officeooo:paragraph-rsid="01cd64b3"/>
    </style:style>
    <style:style style:name="P2" style:family="paragraph" style:parent-style-name="List_20_Paragraph">
      <style:paragraph-properties fo:margin-left="0cm" fo:margin-right="0cm" fo:text-align="justify" style:justify-single-word="false" fo:text-indent="0cm" style:auto-text-indent="false"/>
      <style:text-properties officeooo:rsid="0145d31b" officeooo:paragraph-rsid="01d8a877"/>
    </style:style>
    <style:style style:name="P3" style:family="paragraph" style:parent-style-name="List_20_Paragraph">
      <style:paragraph-properties fo:margin-left="0cm" fo:margin-right="0cm" fo:text-align="justify" style:justify-single-word="false" fo:text-indent="0cm" style:auto-text-indent="false"/>
      <style:text-properties officeooo:rsid="0145d31b" officeooo:paragraph-rsid="02024e5a"/>
    </style:style>
    <style:style style:name="P4" style:family="paragraph" style:parent-style-name="List_20_Paragraph">
      <style:paragraph-properties fo:margin-left="0cm" fo:margin-right="0cm" fo:text-align="justify" style:justify-single-word="false" fo:text-indent="0cm" style:auto-text-indent="false"/>
      <style:text-properties officeooo:rsid="0145d31b" officeooo:paragraph-rsid="01d0d28a"/>
    </style:style>
    <style:style style:name="P5" style:family="paragraph" style:parent-style-name="List_20_Paragraph">
      <style:paragraph-properties fo:margin-left="0cm" fo:margin-right="0cm" fo:text-align="justify" style:justify-single-word="false" fo:text-indent="0cm" style:auto-text-indent="false"/>
      <style:text-properties officeooo:rsid="0145d31b" officeooo:paragraph-rsid="02d3e64a"/>
    </style:style>
    <style:style style:name="P6" style:family="paragraph" style:parent-style-name="List_20_Paragraph">
      <style:paragraph-properties fo:margin-left="0cm" fo:margin-right="0cm" fo:text-align="justify" style:justify-single-word="false" fo:text-indent="0cm" style:auto-text-indent="false"/>
      <style:text-properties officeooo:rsid="0145d31b" officeooo:paragraph-rsid="02d9ca33"/>
    </style:style>
    <style:style style:name="P7" style:family="paragraph" style:parent-style-name="List_20_Paragraph">
      <style:paragraph-properties fo:margin-left="0cm" fo:margin-right="0cm" fo:text-align="justify" style:justify-single-word="false" fo:text-indent="0cm" style:auto-text-indent="false"/>
      <style:text-properties officeooo:paragraph-rsid="01dd1c2f"/>
    </style:style>
    <style:style style:name="P8" style:family="paragraph" style:parent-style-name="List_20_Paragraph">
      <style:paragraph-properties fo:margin-left="0cm" fo:margin-right="0cm" fo:text-align="justify" style:justify-single-word="false" fo:text-indent="0cm" style:auto-text-indent="false"/>
      <style:text-properties officeooo:paragraph-rsid="01df3992"/>
    </style:style>
    <style:style style:name="P9" style:family="paragraph" style:parent-style-name="List_20_Paragraph">
      <style:paragraph-properties fo:margin-left="0cm" fo:margin-right="0cm" fo:text-align="justify" style:justify-single-word="false" fo:text-indent="0cm" style:auto-text-indent="false"/>
      <style:text-properties officeooo:paragraph-rsid="01e19869"/>
    </style:style>
    <style:style style:name="P10" style:family="paragraph" style:parent-style-name="List_20_Paragraph">
      <style:paragraph-properties fo:margin-left="0cm" fo:margin-right="0cm" fo:text-align="justify" style:justify-single-word="false" fo:text-indent="0cm" style:auto-text-indent="false"/>
      <style:text-properties officeooo:paragraph-rsid="01e706ad"/>
    </style:style>
    <style:style style:name="P11" style:family="paragraph" style:parent-style-name="List_20_Paragraph">
      <style:paragraph-properties fo:margin-left="0cm" fo:margin-right="0cm" fo:text-align="justify" style:justify-single-word="false" fo:text-indent="0cm" style:auto-text-indent="false"/>
      <style:text-properties officeooo:paragraph-rsid="01e83bf8"/>
    </style:style>
    <style:style style:name="P12" style:family="paragraph" style:parent-style-name="List_20_Paragraph">
      <style:paragraph-properties fo:margin-left="0cm" fo:margin-right="0cm" fo:text-align="justify" style:justify-single-word="false" fo:text-indent="0cm" style:auto-text-indent="false"/>
      <style:text-properties officeooo:paragraph-rsid="01e8eb6c"/>
    </style:style>
    <style:style style:name="P13" style:family="paragraph" style:parent-style-name="List_20_Paragraph">
      <style:paragraph-properties fo:margin-left="0cm" fo:margin-right="0cm" fo:text-align="justify" style:justify-single-word="false" fo:text-indent="0cm" style:auto-text-indent="false"/>
      <style:text-properties officeooo:paragraph-rsid="02210030"/>
    </style:style>
    <style:style style:name="P14" style:family="paragraph" style:parent-style-name="List_20_Paragraph">
      <style:paragraph-properties fo:margin-left="0cm" fo:margin-right="0cm" fo:text-align="justify" style:justify-single-word="false" fo:text-indent="0cm" style:auto-text-indent="false"/>
      <style:text-properties officeooo:paragraph-rsid="0224c463"/>
    </style:style>
    <style:style style:name="P15" style:family="paragraph" style:parent-style-name="List_20_Paragraph">
      <style:paragraph-properties fo:margin-left="0cm" fo:margin-right="0cm" fo:text-align="justify" style:justify-single-word="false" fo:text-indent="0cm" style:auto-text-indent="false"/>
      <style:text-properties officeooo:paragraph-rsid="022eaccf"/>
    </style:style>
    <style:style style:name="P16" style:family="paragraph" style:parent-style-name="List_20_Paragraph">
      <style:paragraph-properties fo:margin-left="0cm" fo:margin-right="0cm" fo:text-align="justify" style:justify-single-word="false" fo:text-indent="0cm" style:auto-text-indent="false"/>
      <style:text-properties officeooo:paragraph-rsid="0240863d"/>
    </style:style>
    <style:style style:name="P17" style:family="paragraph" style:parent-style-name="List_20_Paragraph">
      <style:paragraph-properties fo:margin-left="0cm" fo:margin-right="0cm" fo:text-align="justify" style:justify-single-word="false" fo:text-indent="0cm" style:auto-text-indent="false"/>
      <style:text-properties officeooo:paragraph-rsid="025d1555"/>
    </style:style>
    <style:style style:name="P18" style:family="paragraph" style:parent-style-name="List_20_Paragraph">
      <style:paragraph-properties fo:margin-left="0cm" fo:margin-right="0cm" fo:text-align="justify" style:justify-single-word="false" fo:text-indent="0cm" style:auto-text-indent="false"/>
      <style:text-properties officeooo:paragraph-rsid="0261bd9f"/>
    </style:style>
    <style:style style:name="P19" style:family="paragraph" style:parent-style-name="List_20_Paragraph">
      <style:paragraph-properties fo:margin-left="0cm" fo:margin-right="0cm" fo:text-align="justify" style:justify-single-word="false" fo:text-indent="0cm" style:auto-text-indent="false"/>
      <style:text-properties officeooo:paragraph-rsid="026b50a1"/>
    </style:style>
    <style:style style:name="P20" style:family="paragraph" style:parent-style-name="List_20_Paragraph">
      <style:paragraph-properties fo:margin-left="0cm" fo:margin-right="0cm" fo:text-align="justify" style:justify-single-word="false" fo:text-indent="0cm" style:auto-text-indent="false"/>
      <style:text-properties officeooo:paragraph-rsid="026e9e41"/>
    </style:style>
    <style:style style:name="P21" style:family="paragraph" style:parent-style-name="List_20_Paragraph">
      <style:paragraph-properties fo:margin-left="0cm" fo:margin-right="0cm" fo:text-align="justify" style:justify-single-word="false" fo:text-indent="0cm" style:auto-text-indent="false"/>
      <style:text-properties officeooo:paragraph-rsid="026f3388"/>
    </style:style>
    <style:style style:name="P22" style:family="paragraph" style:parent-style-name="List_20_Paragraph">
      <style:paragraph-properties fo:margin-left="0cm" fo:margin-right="0cm" fo:text-align="justify" style:justify-single-word="false" fo:text-indent="0cm" style:auto-text-indent="false"/>
      <style:text-properties officeooo:paragraph-rsid="0271fe92"/>
    </style:style>
    <style:style style:name="P23" style:family="paragraph" style:parent-style-name="List_20_Paragraph">
      <style:paragraph-properties fo:margin-left="0cm" fo:margin-right="0cm" fo:text-align="justify" style:justify-single-word="false" fo:text-indent="0cm" style:auto-text-indent="false"/>
      <style:text-properties officeooo:paragraph-rsid="0274a9a1"/>
    </style:style>
    <style:style style:name="P24" style:family="paragraph" style:parent-style-name="List_20_Paragraph">
      <style:paragraph-properties fo:margin-left="0cm" fo:margin-right="0cm" fo:text-align="justify" style:justify-single-word="false" fo:text-indent="0cm" style:auto-text-indent="false"/>
      <style:text-properties officeooo:paragraph-rsid="0276f981"/>
    </style:style>
    <style:style style:name="P25" style:family="paragraph" style:parent-style-name="List_20_Paragraph">
      <style:paragraph-properties fo:margin-left="0cm" fo:margin-right="0cm" fo:text-align="justify" style:justify-single-word="false" fo:text-indent="0cm" style:auto-text-indent="false"/>
      <style:text-properties officeooo:paragraph-rsid="0276213a"/>
    </style:style>
    <style:style style:name="P26" style:family="paragraph" style:parent-style-name="List_20_Paragraph">
      <style:paragraph-properties fo:margin-left="0cm" fo:margin-right="0cm" fo:text-align="justify" style:justify-single-word="false" fo:text-indent="0cm" style:auto-text-indent="false"/>
      <style:text-properties officeooo:paragraph-rsid="02a787fa"/>
    </style:style>
    <style:style style:name="P27" style:family="paragraph" style:parent-style-name="List_20_Paragraph">
      <style:paragraph-properties fo:margin-left="0cm" fo:margin-right="0cm" fo:text-align="justify" style:justify-single-word="false" fo:text-indent="0cm" style:auto-text-indent="false"/>
      <style:text-properties officeooo:paragraph-rsid="02bd1d33"/>
    </style:style>
    <style:style style:name="P28" style:family="paragraph" style:parent-style-name="List_20_Paragraph">
      <style:paragraph-properties fo:margin-left="0cm" fo:margin-right="0cm" fo:text-align="justify" style:justify-single-word="false" fo:text-indent="0cm" style:auto-text-indent="false"/>
      <style:text-properties fo:font-weight="bold" officeooo:paragraph-rsid="01e39689" style:font-weight-asian="bold" style:font-weight-complex="bold"/>
    </style:style>
    <style:style style:name="P29" style:family="paragraph" style:parent-style-name="List_20_Paragraph">
      <style:paragraph-properties fo:margin-left="0cm" fo:margin-right="0cm" fo:text-align="justify" style:justify-single-word="false" fo:text-indent="0cm" style:auto-text-indent="false"/>
      <style:text-properties fo:font-weight="bold" officeooo:paragraph-rsid="01e83bf8" style:font-weight-asian="bold" style:font-weight-complex="bold"/>
    </style:style>
    <style:style style:name="P30" style:family="paragraph" style:parent-style-name="List_20_Paragraph">
      <style:paragraph-properties fo:margin-left="0cm" fo:margin-right="0cm" fo:text-align="justify" style:justify-single-word="false" fo:text-indent="0cm" style:auto-text-indent="false"/>
      <style:text-properties fo:font-weight="bold" officeooo:paragraph-rsid="01dbafb2" style:font-weight-asian="bold" style:font-weight-complex="bold"/>
    </style:style>
    <style:style style:name="P31" style:family="paragraph" style:parent-style-name="List_20_Paragraph">
      <style:paragraph-properties fo:margin-left="0cm" fo:margin-right="0cm" fo:text-align="justify" style:justify-single-word="false" fo:text-indent="0cm" style:auto-text-indent="false"/>
      <style:text-properties fo:font-weight="bold" officeooo:paragraph-rsid="01ddcbc0" style:font-weight-asian="bold" style:font-weight-complex="bold"/>
    </style:style>
    <style:style style:name="P32" style:family="paragraph" style:parent-style-name="List_20_Paragraph">
      <style:paragraph-properties fo:margin-left="0cm" fo:margin-right="0cm" fo:text-align="justify" style:justify-single-word="false" fo:text-indent="0cm" style:auto-text-indent="false"/>
      <style:text-properties fo:font-weight="bold" officeooo:paragraph-rsid="02024e5a" style:font-weight-asian="bold" style:font-weight-complex="bold"/>
    </style:style>
    <style:style style:name="P33" style:family="paragraph" style:parent-style-name="List_20_Paragraph">
      <style:paragraph-properties fo:margin-left="0cm" fo:margin-right="0cm" fo:text-align="justify" style:justify-single-word="false" fo:text-indent="0cm" style:auto-text-indent="false"/>
      <style:text-properties fo:font-weight="bold" officeooo:rsid="022a8e9d" officeooo:paragraph-rsid="022eaccf" style:font-weight-asian="bold" style:font-weight-complex="bold"/>
    </style:style>
    <style:style style:name="P34" style:family="paragraph" style:parent-style-name="List_20_Paragraph">
      <style:paragraph-properties fo:margin-left="0cm" fo:margin-right="0cm" fo:text-align="justify" style:justify-single-word="false" fo:text-indent="0cm" style:auto-text-indent="false"/>
      <style:text-properties fo:font-weight="bold" officeooo:rsid="02210030" officeooo:paragraph-rsid="02210030" style:font-weight-asian="bold" style:font-weight-complex="bold"/>
    </style:style>
    <style:style style:name="P35" style:family="paragraph" style:parent-style-name="List_20_Paragraph">
      <style:paragraph-properties fo:margin-left="0cm" fo:margin-right="0cm" fo:text-align="justify" style:justify-single-word="false" fo:text-indent="0cm" style:auto-text-indent="false"/>
      <style:text-properties fo:font-weight="bold" officeooo:rsid="0240863d" officeooo:paragraph-rsid="0240863d" style:font-weight-asian="bold" style:font-weight-complex="bold"/>
    </style:style>
    <style:style style:name="P36" style:family="paragraph" style:parent-style-name="List_20_Paragraph">
      <style:paragraph-properties fo:margin-left="0cm" fo:margin-right="0cm" fo:text-align="justify" style:justify-single-word="false" fo:text-indent="0cm" style:auto-text-indent="false"/>
      <style:text-properties fo:font-weight="bold" officeooo:rsid="02bb992e" officeooo:paragraph-rsid="02bb992e" style:font-weight-asian="bold" style:font-weight-complex="bold"/>
    </style:style>
    <style:style style:name="P37" style:family="paragraph" style:parent-style-name="List_20_Paragraph">
      <style:paragraph-properties fo:margin-left="0cm" fo:margin-right="0cm" fo:text-align="justify" style:justify-single-word="false" fo:text-indent="0cm" style:auto-text-indent="false"/>
      <style:text-properties fo:font-weight="bold" officeooo:rsid="02bebab2" officeooo:paragraph-rsid="02bebab2" style:font-weight-asian="bold" style:font-weight-complex="bold"/>
    </style:style>
    <style:style style:name="P38" style:family="paragraph" style:parent-style-name="List_20_Paragraph">
      <style:paragraph-properties fo:margin-left="0cm" fo:margin-right="0cm" fo:text-align="justify" style:justify-single-word="false" fo:text-indent="0cm" style:auto-text-indent="false"/>
      <style:text-properties officeooo:rsid="01fe554d" officeooo:paragraph-rsid="01fe554d"/>
    </style:style>
    <style:style style:name="P39" style:family="paragraph" style:parent-style-name="List_20_Paragraph">
      <style:paragraph-properties fo:margin-left="0cm" fo:margin-right="0cm" fo:text-align="justify" style:justify-single-word="false" fo:text-indent="0cm" style:auto-text-indent="false"/>
      <style:text-properties officeooo:rsid="01fe554d" officeooo:paragraph-rsid="0204bf6a"/>
    </style:style>
    <style:style style:name="P40" style:family="paragraph" style:parent-style-name="List_20_Paragraph">
      <style:paragraph-properties fo:margin-left="0cm" fo:margin-right="0cm" fo:text-align="justify" style:justify-single-word="false" fo:text-indent="0cm" style:auto-text-indent="false"/>
      <style:text-properties officeooo:rsid="0206b232" officeooo:paragraph-rsid="0206b232"/>
    </style:style>
    <style:style style:name="P41" style:family="paragraph" style:parent-style-name="List_20_Paragraph">
      <style:paragraph-properties fo:margin-left="0cm" fo:margin-right="0cm" fo:text-align="justify" style:justify-single-word="false" fo:text-indent="0cm" style:auto-text-indent="false"/>
      <style:text-properties fo:color="#ff0000" fo:font-weight="bold" officeooo:rsid="0206b232" officeooo:paragraph-rsid="0206b232" style:font-weight-asian="bold" style:font-weight-complex="bold"/>
    </style:style>
    <style:style style:name="P42" style:family="paragraph" style:parent-style-name="List_20_Paragraph">
      <style:paragraph-properties fo:margin-left="0cm" fo:margin-right="0cm" fo:text-align="justify" style:justify-single-word="false" fo:text-indent="0cm" style:auto-text-indent="false"/>
      <style:text-properties fo:color="#ff0000" fo:font-weight="bold" officeooo:rsid="0206b232" officeooo:paragraph-rsid="020c9da6" style:font-weight-asian="bold" style:font-weight-complex="bold"/>
    </style:style>
    <style:style style:name="P43" style:family="paragraph" style:parent-style-name="List_20_Paragraph">
      <style:paragraph-properties fo:margin-left="0cm" fo:margin-right="0cm" fo:text-align="justify" style:justify-single-word="false" fo:text-indent="0cm" style:auto-text-indent="false"/>
      <style:text-properties officeooo:rsid="020b9b48" officeooo:paragraph-rsid="020b9b48"/>
    </style:style>
    <style:style style:name="P44" style:family="paragraph" style:parent-style-name="List_20_Paragraph">
      <style:paragraph-properties fo:margin-left="0cm" fo:margin-right="0cm" fo:text-align="justify" style:justify-single-word="false" fo:text-indent="0cm" style:auto-text-indent="false"/>
      <style:text-properties officeooo:rsid="020b9b48" officeooo:paragraph-rsid="020c9da6"/>
    </style:style>
    <style:style style:name="P45" style:family="paragraph" style:parent-style-name="List_20_Paragraph">
      <style:paragraph-properties fo:margin-left="0cm" fo:margin-right="0cm" fo:text-align="justify" style:justify-single-word="false" fo:text-indent="0cm" style:auto-text-indent="false"/>
      <style:text-properties officeooo:rsid="0225ec96" officeooo:paragraph-rsid="022eaccf"/>
    </style:style>
    <style:style style:name="P46" style:family="paragraph" style:parent-style-name="List_20_Paragraph">
      <style:paragraph-properties fo:margin-left="0cm" fo:margin-right="0cm" fo:text-align="justify" style:justify-single-word="false" fo:text-indent="0cm" style:auto-text-indent="false"/>
      <style:text-properties officeooo:rsid="0227468c" officeooo:paragraph-rsid="022eaccf"/>
    </style:style>
    <style:style style:name="P47" style:family="paragraph" style:parent-style-name="List_20_Paragraph">
      <style:paragraph-properties fo:margin-left="0cm" fo:margin-right="0cm" fo:text-align="justify" style:justify-single-word="false" fo:text-indent="0cm" style:auto-text-indent="false"/>
      <style:text-properties fo:color="#996600" fo:font-weight="bold" officeooo:paragraph-rsid="022eaccf" style:font-weight-asian="bold" style:font-weight-complex="bold"/>
    </style:style>
    <style:style style:name="P48" style:family="paragraph" style:parent-style-name="List_20_Paragraph">
      <style:paragraph-properties fo:margin-left="0cm" fo:margin-right="0cm" fo:text-align="justify" style:justify-single-word="false" fo:text-indent="0cm" style:auto-text-indent="false"/>
      <style:text-properties fo:color="#996600" fo:font-weight="bold" officeooo:rsid="0225ec96" officeooo:paragraph-rsid="022eaccf" style:font-weight-asian="bold" style:font-weight-complex="bold"/>
    </style:style>
    <style:style style:name="P49" style:family="paragraph" style:parent-style-name="List_20_Paragraph">
      <style:paragraph-properties fo:margin-left="0cm" fo:margin-right="0cm" fo:text-align="justify" style:justify-single-word="false" fo:text-indent="0cm" style:auto-text-indent="false"/>
      <style:text-properties officeooo:rsid="0232d73d" officeooo:paragraph-rsid="0232dcf5"/>
    </style:style>
    <style:style style:name="P50" style:family="paragraph" style:parent-style-name="List_20_Paragraph">
      <style:paragraph-properties fo:margin-left="0cm" fo:margin-right="0cm" fo:text-align="justify" style:justify-single-word="false" fo:text-indent="0cm" style:auto-text-indent="false"/>
      <style:text-properties fo:font-weight="normal" officeooo:rsid="0232d73d" officeooo:paragraph-rsid="0232d73d" style:font-weight-asian="normal" style:font-weight-complex="normal"/>
    </style:style>
    <style:style style:name="P51" style:family="paragraph" style:parent-style-name="List_20_Paragraph">
      <style:paragraph-properties fo:margin-left="0cm" fo:margin-right="0cm" fo:text-align="justify" style:justify-single-word="false" fo:text-indent="0cm" style:auto-text-indent="false"/>
      <style:text-properties fo:font-weight="normal" officeooo:rsid="02210030" officeooo:paragraph-rsid="022d58b8" style:font-weight-asian="normal" style:font-weight-complex="normal"/>
    </style:style>
    <style:style style:name="P52" style:family="paragraph" style:parent-style-name="List_20_Paragraph">
      <style:paragraph-properties fo:margin-left="0cm" fo:margin-right="0cm" fo:text-align="justify" style:justify-single-word="false" fo:text-indent="0cm" style:auto-text-indent="false"/>
      <style:text-properties fo:font-weight="normal" officeooo:rsid="0232dcf5" officeooo:paragraph-rsid="02331e24" style:font-weight-asian="normal" style:font-weight-complex="normal"/>
    </style:style>
    <style:style style:name="P53" style:family="paragraph" style:parent-style-name="List_20_Paragraph">
      <style:paragraph-properties fo:margin-left="0cm" fo:margin-right="0cm" fo:text-align="justify" style:justify-single-word="false" fo:text-indent="0cm" style:auto-text-indent="false"/>
      <style:text-properties fo:font-weight="normal" officeooo:rsid="0240863d" officeooo:paragraph-rsid="0240863d" style:font-weight-asian="normal" style:font-weight-complex="normal"/>
    </style:style>
    <style:style style:name="P54" style:family="paragraph" style:parent-style-name="List_20_Paragraph">
      <style:paragraph-properties fo:margin-left="0cm" fo:margin-right="0cm" fo:text-align="justify" style:justify-single-word="false" fo:text-indent="0cm" style:auto-text-indent="false"/>
      <style:text-properties fo:font-weight="normal" officeooo:rsid="0261bd9f" officeooo:paragraph-rsid="0261bd9f" style:font-weight-asian="normal" style:font-weight-complex="normal"/>
    </style:style>
    <style:style style:name="P55" style:family="paragraph" style:parent-style-name="List_20_Paragraph">
      <style:paragraph-properties fo:margin-left="0cm" fo:margin-right="0cm" fo:text-align="justify" style:justify-single-word="false" fo:text-indent="0cm" style:auto-text-indent="false"/>
      <style:text-properties fo:font-weight="normal" officeooo:rsid="02679aaa" officeooo:paragraph-rsid="02679aaa" style:font-weight-asian="normal" style:font-weight-complex="normal"/>
    </style:style>
    <style:style style:name="P56" style:family="paragraph" style:parent-style-name="List_20_Paragraph">
      <style:paragraph-properties fo:margin-left="0cm" fo:margin-right="0cm" fo:text-align="justify" style:justify-single-word="false" fo:text-indent="0cm" style:auto-text-indent="false"/>
      <style:text-properties fo:font-weight="normal" officeooo:rsid="026e9e41" officeooo:paragraph-rsid="026e9e41" style:font-weight-asian="normal" style:font-weight-complex="normal"/>
    </style:style>
    <style:style style:name="P57" style:family="paragraph" style:parent-style-name="List_20_Paragraph">
      <style:paragraph-properties fo:margin-left="0cm" fo:margin-right="0cm" fo:text-align="justify" style:justify-single-word="false" fo:text-indent="0cm" style:auto-text-indent="false"/>
      <style:text-properties fo:font-weight="normal" officeooo:rsid="026f3388" officeooo:paragraph-rsid="026f3388" style:font-weight-asian="normal" style:font-weight-complex="normal"/>
    </style:style>
    <style:style style:name="P58" style:family="paragraph" style:parent-style-name="List_20_Paragraph">
      <style:paragraph-properties fo:margin-left="0cm" fo:margin-right="0cm" fo:text-align="justify" style:justify-single-word="false" fo:text-indent="0cm" style:auto-text-indent="false"/>
      <style:text-properties fo:font-weight="normal" officeooo:paragraph-rsid="0271fe92" style:font-weight-asian="normal" style:font-weight-complex="normal"/>
    </style:style>
    <style:style style:name="P59" style:family="paragraph" style:parent-style-name="List_20_Paragraph">
      <style:paragraph-properties fo:margin-left="0cm" fo:margin-right="0cm" fo:text-align="justify" style:justify-single-word="false" fo:text-indent="0cm" style:auto-text-indent="false"/>
      <style:text-properties fo:font-weight="normal" officeooo:rsid="0276213a" officeooo:paragraph-rsid="027ea7a3" style:font-weight-asian="normal" style:font-weight-complex="normal"/>
    </style:style>
    <style:style style:name="P60" style:family="paragraph" style:parent-style-name="List_20_Paragraph">
      <style:paragraph-properties fo:margin-left="0cm" fo:margin-right="0cm" fo:text-align="justify" style:justify-single-word="false" fo:text-indent="0cm" style:auto-text-indent="false"/>
      <style:text-properties fo:font-weight="normal" officeooo:rsid="0276213a" officeooo:paragraph-rsid="02b8e2f6" style:font-weight-asian="normal" style:font-weight-complex="normal"/>
    </style:style>
    <style:style style:name="P61" style:family="paragraph" style:parent-style-name="List_20_Paragraph">
      <style:paragraph-properties fo:margin-left="0cm" fo:margin-right="0cm" fo:text-align="justify" style:justify-single-word="false" fo:text-indent="0cm" style:auto-text-indent="false"/>
      <style:text-properties fo:font-weight="normal" officeooo:rsid="0276213a" officeooo:paragraph-rsid="02bb992e" style:font-weight-asian="normal" style:font-weight-complex="normal"/>
    </style:style>
    <style:style style:name="P62" style:family="paragraph" style:parent-style-name="List_20_Paragraph">
      <style:paragraph-properties fo:margin-left="0cm" fo:margin-right="0cm" fo:text-align="justify" style:justify-single-word="false" fo:text-indent="0cm" style:auto-text-indent="false"/>
      <style:text-properties fo:font-weight="normal" officeooo:rsid="02b1942d" officeooo:paragraph-rsid="02b1a383" style:font-weight-asian="normal" style:font-weight-complex="normal"/>
    </style:style>
    <style:style style:name="P63" style:family="paragraph" style:parent-style-name="List_20_Paragraph">
      <style:paragraph-properties fo:margin-left="0cm" fo:margin-right="0cm" fo:text-align="justify" style:justify-single-word="false" fo:text-indent="0cm" style:auto-text-indent="false"/>
      <style:text-properties fo:font-weight="normal" officeooo:rsid="02b1a383" officeooo:paragraph-rsid="02b1a383" style:font-weight-asian="normal" style:font-weight-complex="normal"/>
    </style:style>
    <style:style style:name="P64" style:family="paragraph" style:parent-style-name="List_20_Paragraph">
      <style:paragraph-properties fo:margin-left="0cm" fo:margin-right="0cm" fo:text-align="justify" style:justify-single-word="false" fo:text-indent="0cm" style:auto-text-indent="false"/>
      <style:text-properties fo:font-weight="normal" officeooo:rsid="02b8e2f6" officeooo:paragraph-rsid="02b8e2f6" style:font-weight-asian="normal" style:font-weight-complex="normal"/>
    </style:style>
    <style:style style:name="P65" style:family="paragraph" style:parent-style-name="List_20_Paragraph">
      <style:paragraph-properties fo:margin-left="0cm" fo:margin-right="0cm" fo:text-align="justify" style:justify-single-word="false" fo:text-indent="0cm" style:auto-text-indent="false"/>
      <style:text-properties fo:font-weight="normal" officeooo:rsid="02bb992e" officeooo:paragraph-rsid="02bb992e" style:font-weight-asian="normal" style:font-weight-complex="normal"/>
    </style:style>
    <style:style style:name="P66" style:family="paragraph" style:parent-style-name="List_20_Paragraph">
      <style:paragraph-properties fo:margin-left="0cm" fo:margin-right="0cm" fo:text-align="justify" style:justify-single-word="false" fo:text-indent="0cm" style:auto-text-indent="false"/>
      <style:text-properties fo:font-weight="normal" officeooo:rsid="02bebab2" officeooo:paragraph-rsid="02c26036" style:font-weight-asian="normal" style:font-weight-complex="normal"/>
    </style:style>
    <style:style style:name="P67" style:family="paragraph" style:parent-style-name="List_20_Paragraph">
      <style:paragraph-properties fo:margin-left="0cm" fo:margin-right="0cm" fo:text-align="justify" style:justify-single-word="false" fo:text-indent="0cm" style:auto-text-indent="false"/>
      <style:text-properties officeooo:rsid="02331e24" officeooo:paragraph-rsid="02331e24"/>
    </style:style>
    <style:style style:name="P68" style:family="paragraph" style:parent-style-name="List_20_Paragraph">
      <style:paragraph-properties fo:margin-left="0cm" fo:margin-right="0cm" fo:text-align="justify" style:justify-single-word="false" fo:text-indent="0cm" style:auto-text-indent="false"/>
      <style:text-properties officeooo:rsid="02679aaa" officeooo:paragraph-rsid="026916b5"/>
    </style:style>
    <style:style style:name="P69" style:family="paragraph" style:parent-style-name="List_20_Paragraph">
      <style:paragraph-properties fo:margin-left="0cm" fo:margin-right="0cm" fo:text-align="justify" style:justify-single-word="false" fo:text-indent="0cm" style:auto-text-indent="false"/>
      <style:text-properties officeooo:rsid="027c31ca" officeooo:paragraph-rsid="027c31ca"/>
    </style:style>
    <style:style style:name="P70" style:family="paragraph" style:parent-style-name="List_20_Paragraph">
      <style:paragraph-properties fo:margin-left="0cm" fo:margin-right="0cm" fo:text-align="justify" style:justify-single-word="false" fo:text-indent="0cm" style:auto-text-indent="false"/>
      <style:text-properties style:font-name="Courier 10 Pitch" fo:font-weight="normal" officeooo:rsid="0232dcf5" officeooo:paragraph-rsid="02331e24" style:font-weight-asian="normal" style:font-weight-complex="normal"/>
    </style:style>
    <style:style style:name="P71" style:family="paragraph" style:parent-style-name="List_20_Paragraph">
      <style:paragraph-properties fo:margin-left="0cm" fo:margin-right="0cm" fo:text-align="justify" style:justify-single-word="false" fo:text-indent="0cm" style:auto-text-indent="false"/>
      <style:text-properties officeooo:rsid="027ea7a3" officeooo:paragraph-rsid="027ea7a3"/>
    </style:style>
    <style:style style:name="P72" style:family="paragraph" style:parent-style-name="List_20_Paragraph">
      <style:paragraph-properties fo:margin-left="0cm" fo:margin-right="0cm" fo:text-align="justify" style:justify-single-word="false" fo:text-indent="0cm" style:auto-text-indent="false"/>
      <style:text-properties officeooo:rsid="02a008e1" officeooo:paragraph-rsid="02a10af0"/>
    </style:style>
    <style:style style:name="P73" style:family="paragraph" style:parent-style-name="List_20_Paragraph">
      <style:paragraph-properties fo:margin-left="0cm" fo:margin-right="0cm" fo:text-align="justify" style:justify-single-word="false" fo:text-indent="0cm" style:auto-text-indent="false"/>
      <style:text-properties officeooo:rsid="02a3047a" officeooo:paragraph-rsid="02a3047a"/>
    </style:style>
    <style:style style:name="P74" style:family="paragraph" style:parent-style-name="List_20_Paragraph">
      <style:paragraph-properties fo:margin-left="0cm" fo:margin-right="0cm" fo:text-align="justify" style:justify-single-word="false" fo:text-indent="0cm" style:auto-text-indent="false"/>
      <style:text-properties officeooo:rsid="02a3047a" officeooo:paragraph-rsid="02a44b2a"/>
    </style:style>
    <style:style style:name="P75" style:family="paragraph" style:parent-style-name="List_20_Paragraph" style:list-style-name="L1" style:master-page-name="Standard">
      <style:paragraph-properties fo:margin-left="0cm" fo:margin-right="0cm" fo:text-align="justify" style:justify-single-word="false" fo:text-indent="0cm" style:auto-text-indent="false" style:page-number="auto"/>
      <style:text-properties officeooo:rsid="0145d31b" officeooo:paragraph-rsid="02c4cffb"/>
    </style:style>
    <style:style style:name="P76" style:family="paragraph" style:parent-style-name="List_20_Paragraph" style:list-style-name="L1">
      <style:paragraph-properties fo:margin-left="0cm" fo:margin-right="0cm" fo:text-align="justify" style:justify-single-word="false" fo:text-indent="0cm" style:auto-text-indent="false"/>
      <style:text-properties officeooo:rsid="0145d31b" officeooo:paragraph-rsid="02d3e64a"/>
    </style:style>
    <style:style style:name="P77" style:family="paragraph" style:parent-style-name="List_20_Paragraph" style:list-style-name="L1">
      <style:paragraph-properties fo:margin-left="0cm" fo:margin-right="0cm" fo:text-align="justify" style:justify-single-word="false" fo:text-indent="0cm" style:auto-text-indent="false"/>
      <style:text-properties officeooo:rsid="0145d31b" officeooo:paragraph-rsid="02d72a17"/>
    </style:style>
    <style:style style:name="P78" style:family="paragraph" style:parent-style-name="List_20_Paragraph" style:list-style-name="L1">
      <style:paragraph-properties fo:margin-left="0cm" fo:margin-right="0cm" fo:text-align="justify" style:justify-single-word="false" fo:text-indent="0cm" style:auto-text-indent="false"/>
      <style:text-properties officeooo:rsid="0145d31b" officeooo:paragraph-rsid="02d7a10d"/>
    </style:style>
    <style:style style:name="P79" style:family="paragraph" style:parent-style-name="List_20_Paragraph" style:list-style-name="L2">
      <style:paragraph-properties fo:margin-left="0cm" fo:margin-right="0cm" fo:text-align="justify" style:justify-single-word="false" fo:text-indent="0cm" style:auto-text-indent="false"/>
      <style:text-properties officeooo:paragraph-rsid="01f6ee93"/>
    </style:style>
    <style:style style:name="P80" style:family="paragraph" style:parent-style-name="List_20_Paragraph" style:list-style-name="L2">
      <style:paragraph-properties fo:margin-left="0cm" fo:margin-right="0cm" fo:text-align="justify" style:justify-single-word="false" fo:text-indent="0cm" style:auto-text-indent="false"/>
      <style:text-properties officeooo:paragraph-rsid="01f83b6f"/>
    </style:style>
    <style:style style:name="P81" style:family="paragraph" style:parent-style-name="List_20_Paragraph" style:list-style-name="L3">
      <style:paragraph-properties fo:margin-left="0cm" fo:margin-right="0cm" fo:text-align="justify" style:justify-single-word="false" fo:text-indent="0cm" style:auto-text-indent="false"/>
      <style:text-properties officeooo:paragraph-rsid="01fc76e6"/>
    </style:style>
    <style:style style:name="P82" style:family="paragraph" style:parent-style-name="List_20_Paragraph">
      <style:paragraph-properties fo:margin-left="0cm" fo:margin-right="0cm" fo:text-align="justify" style:justify-single-word="false" fo:text-indent="0cm" style:auto-text-indent="false"/>
      <style:text-properties fo:font-weight="bold" officeooo:rsid="029ec5c8" officeooo:paragraph-rsid="02c26036" style:font-weight-asian="bold" style:font-weight-complex="bold"/>
    </style:style>
    <style:style style:name="T1" style:family="text">
      <style:text-properties fo:color="#000000" style:font-name="Calibri1" fo:font-size="11pt" fo:font-weight="normal" officeooo:rsid="01cd64b3" style:font-size-asian="11pt" style:font-weight-asian="normal" style:font-name-complex="Calibri2" style:font-size-complex="11pt" style:font-weight-complex="normal"/>
    </style:style>
    <style:style style:name="T2" style:family="text">
      <style:text-properties fo:color="#000000" style:font-name="Calibri1" fo:font-size="11pt" fo:font-weight="normal" officeooo:rsid="01d67b17" style:font-size-asian="11pt" style:font-weight-asian="normal" style:font-name-complex="Calibri2" style:font-size-complex="11pt" style:font-weight-complex="normal"/>
    </style:style>
    <style:style style:name="T3" style:family="text">
      <style:text-properties fo:color="#000000" style:font-name="Calibri1" fo:font-size="11pt" fo:font-weight="normal" officeooo:rsid="01d8a877" style:font-size-asian="11pt" style:font-weight-asian="normal" style:font-name-complex="Calibri2" style:font-size-complex="11pt" style:font-weight-complex="normal"/>
    </style:style>
    <style:style style:name="T4" style:family="text">
      <style:text-properties fo:color="#000000" style:font-name="Calibri1" fo:font-size="11pt" fo:font-weight="normal" officeooo:rsid="01dd1c2f" style:font-size-asian="11pt" style:font-weight-asian="normal" style:font-name-complex="Calibri2" style:font-size-complex="11pt" style:font-weight-complex="normal"/>
    </style:style>
    <style:style style:name="T5" style:family="text">
      <style:text-properties fo:color="#000000" style:font-name="Calibri1" fo:font-size="11pt" fo:font-weight="normal" officeooo:rsid="02d9ca33" style:font-size-asian="11pt" style:font-weight-asian="normal" style:font-name-complex="Calibri2" style:font-size-complex="11pt" style:font-weight-complex="normal"/>
    </style:style>
    <style:style style:name="T6" style:family="text">
      <style:text-properties fo:color="#000000" style:font-name="Calibri1" fo:font-size="11pt" fo:font-weight="bold" officeooo:rsid="01d8a877" style:font-size-asian="11pt" style:font-weight-asian="bold" style:font-name-complex="Calibri2" style:font-size-complex="11pt" style:font-weight-complex="bold"/>
    </style:style>
    <style:style style:name="T7" style:family="text">
      <style:text-properties fo:color="#000000" style:font-name="Calibri1" fo:font-size="11pt" fo:font-weight="bold" officeooo:rsid="02024e5a" style:font-size-asian="11pt" style:font-weight-asian="bold" style:font-name-complex="Calibri2" style:font-size-complex="11pt" style:font-weight-complex="bold"/>
    </style:style>
    <style:style style:name="T8" style:family="text">
      <style:text-properties fo:color="#000000" style:font-name="Calibri1" fo:font-size="11pt" fo:font-weight="bold" officeooo:rsid="01cd64b3" style:font-size-asian="11pt" style:font-weight-asian="bold" style:font-name-complex="Calibri2" style:font-size-complex="11pt" style:font-weight-complex="bold"/>
    </style:style>
    <style:style style:name="T9" style:family="text">
      <style:text-properties fo:color="#000000" style:font-name="Calibri1" fo:font-size="11pt" fo:font-weight="bold" officeooo:rsid="02d7cf20" style:font-size-asian="11pt" style:font-weight-asian="bold" style:font-name-complex="Calibri2" style:font-size-complex="11pt" style:font-weight-complex="bold"/>
    </style:style>
    <style:style style:name="T10" style:family="text">
      <style:text-properties fo:color="#000000" style:font-name="Calibri1" fo:font-size="11pt" officeooo:rsid="01d8a877" style:font-size-asian="11pt" style:font-name-complex="Calibri2" style:font-size-complex="11pt"/>
    </style:style>
    <style:style style:name="T11" style:family="text">
      <style:text-properties fo:font-weight="bold" style:font-weight-asian="bold" style:font-weight-complex="bold"/>
    </style:style>
    <style:style style:name="T12" style:family="text">
      <style:text-properties fo:font-weight="bold" officeooo:rsid="0204bf6a" style:font-weight-asian="bold" style:font-weight-complex="bold"/>
    </style:style>
    <style:style style:name="T13" style:family="text">
      <style:text-properties fo:font-weight="bold" officeooo:rsid="02210030" style:font-weight-asian="bold" style:font-weight-complex="bold"/>
    </style:style>
    <style:style style:name="T14" style:family="text">
      <style:text-properties fo:font-weight="bold" officeooo:rsid="0224c463" style:font-weight-asian="bold" style:font-weight-complex="bold"/>
    </style:style>
    <style:style style:name="T15" style:family="text">
      <style:text-properties fo:font-weight="bold" officeooo:rsid="0240863d" style:font-weight-asian="bold" style:font-weight-complex="bold"/>
    </style:style>
    <style:style style:name="T16" style:family="text">
      <style:text-properties fo:font-weight="bold" officeooo:rsid="025d1555" style:font-weight-asian="bold" style:font-weight-complex="bold"/>
    </style:style>
    <style:style style:name="T17" style:family="text">
      <style:text-properties fo:font-weight="bold" officeooo:rsid="0261bd9f" style:font-weight-asian="bold" style:font-weight-complex="bold"/>
    </style:style>
    <style:style style:name="T18" style:family="text">
      <style:text-properties fo:font-weight="bold" officeooo:rsid="026b50a1" style:font-weight-asian="bold" style:font-weight-complex="bold"/>
    </style:style>
    <style:style style:name="T19" style:family="text">
      <style:text-properties fo:font-weight="bold" officeooo:rsid="026e9e41" style:font-weight-asian="bold" style:font-weight-complex="bold"/>
    </style:style>
    <style:style style:name="T20" style:family="text">
      <style:text-properties fo:font-weight="bold" officeooo:rsid="026f3388" style:font-weight-asian="bold" style:font-weight-complex="bold"/>
    </style:style>
    <style:style style:name="T21" style:family="text">
      <style:text-properties fo:font-weight="bold" officeooo:rsid="0271fe92" style:font-weight-asian="bold" style:font-weight-complex="bold"/>
    </style:style>
    <style:style style:name="T22" style:family="text">
      <style:text-properties fo:font-weight="bold" officeooo:rsid="0274a9a1" style:font-weight-asian="bold" style:font-weight-complex="bold"/>
    </style:style>
    <style:style style:name="T23" style:family="text">
      <style:text-properties fo:font-weight="bold" officeooo:rsid="0276213a" style:font-weight-asian="bold" style:font-weight-complex="bold"/>
    </style:style>
    <style:style style:name="T24" style:family="text">
      <style:text-properties fo:font-weight="bold" officeooo:rsid="02a787fa" style:font-weight-asian="bold" style:font-weight-complex="bold"/>
    </style:style>
    <style:style style:name="T25" style:family="text">
      <style:text-properties fo:font-weight="bold" officeooo:rsid="02c26036" style:font-weight-asian="bold" style:font-weight-complex="bold"/>
    </style:style>
    <style:style style:name="T26" style:family="text">
      <style:text-properties fo:font-weight="bold" style:font-weight-asian="normal" style:font-weight-complex="normal"/>
    </style:style>
    <style:style style:name="T27" style:family="text">
      <style:text-properties officeooo:rsid="01f6ee93"/>
    </style:style>
    <style:style style:name="T28" style:family="text">
      <style:text-properties officeooo:rsid="02098f69"/>
    </style:style>
    <style:style style:name="T29" style:family="text">
      <style:text-properties officeooo:rsid="020c9da6"/>
    </style:style>
    <style:style style:name="T30" style:family="text">
      <style:text-properties fo:font-weight="normal" style:font-weight-asian="normal" style:font-weight-complex="normal"/>
    </style:style>
    <style:style style:name="T31" style:family="text">
      <style:text-properties fo:font-weight="normal" officeooo:rsid="02210030" style:font-weight-asian="normal" style:font-weight-complex="normal"/>
    </style:style>
    <style:style style:name="T32" style:family="text">
      <style:text-properties fo:font-weight="normal" officeooo:rsid="0232dcf5" style:font-weight-asian="normal" style:font-weight-complex="normal"/>
    </style:style>
    <style:style style:name="T33" style:family="text">
      <style:text-properties fo:font-weight="normal" officeooo:rsid="023667cf" style:font-weight-asian="normal" style:font-weight-complex="normal"/>
    </style:style>
    <style:style style:name="T34" style:family="text">
      <style:text-properties fo:font-weight="normal" officeooo:rsid="0240863d" style:font-weight-asian="normal" style:font-weight-complex="normal"/>
    </style:style>
    <style:style style:name="T35" style:family="text">
      <style:text-properties fo:font-weight="normal" officeooo:rsid="025d1555" style:font-weight-asian="normal" style:font-weight-complex="normal"/>
    </style:style>
    <style:style style:name="T36" style:family="text">
      <style:text-properties fo:font-weight="normal" officeooo:rsid="026916b5" style:font-weight-asian="normal" style:font-weight-complex="normal"/>
    </style:style>
    <style:style style:name="T37" style:family="text">
      <style:text-properties fo:font-weight="normal" officeooo:rsid="026b50a1" style:font-weight-asian="normal" style:font-weight-complex="normal"/>
    </style:style>
    <style:style style:name="T38" style:family="text">
      <style:text-properties fo:font-weight="normal" officeooo:rsid="026e9e41" style:font-weight-asian="normal" style:font-weight-complex="normal"/>
    </style:style>
    <style:style style:name="T39" style:family="text">
      <style:text-properties fo:font-weight="normal" officeooo:rsid="026f3388" style:font-weight-asian="normal" style:font-weight-complex="normal"/>
    </style:style>
    <style:style style:name="T40" style:family="text">
      <style:text-properties fo:font-weight="normal" officeooo:rsid="0274a9a1" style:font-weight-asian="normal" style:font-weight-complex="normal"/>
    </style:style>
    <style:style style:name="T41" style:family="text">
      <style:text-properties fo:font-weight="normal" officeooo:rsid="0276213a" style:font-weight-asian="normal" style:font-weight-complex="normal"/>
    </style:style>
    <style:style style:name="T42" style:family="text">
      <style:text-properties fo:font-weight="normal" officeooo:rsid="02bd1d33" style:font-weight-asian="normal" style:font-weight-complex="normal"/>
    </style:style>
    <style:style style:name="T43" style:family="text">
      <style:text-properties fo:color="#996600" fo:font-weight="bold" style:font-weight-asian="bold" style:font-weight-complex="bold"/>
    </style:style>
    <style:style style:name="T44" style:family="text">
      <style:text-properties fo:color="#996600" style:font-name="Calibri1" fo:font-size="11pt" fo:font-weight="bold" officeooo:rsid="01d06dc9" style:font-size-asian="11pt" style:font-weight-asian="bold" style:font-name-complex="Calibri2" style:font-size-complex="11pt" style:font-weight-complex="bold"/>
    </style:style>
    <style:style style:name="T45" style:family="text">
      <style:text-properties officeooo:rsid="022ad619"/>
    </style:style>
    <style:style style:name="T46" style:family="text">
      <style:text-properties officeooo:rsid="0276f981"/>
    </style:style>
    <style:style style:name="T47" style:family="text">
      <style:text-properties officeooo:rsid="02a10af0"/>
    </style:style>
    <style:style style:name="T48" style:family="text">
      <style:text-properties officeooo:rsid="02a787fa"/>
    </style:style>
    <style:style style:name="T49" style:family="text">
      <style:text-properties officeooo:rsid="02a87adf"/>
    </style:style>
    <style:style style:name="T50" style:family="text">
      <style:text-properties officeooo:rsid="02b1a383"/>
    </style:style>
    <style:style style:name="T51" style:family="text">
      <style:text-properties fo:color="#ff0000" style:font-name="Calibri1" fo:font-size="11pt" fo:font-weight="bold" officeooo:rsid="01d0d28a" style:font-size-asian="11pt" style:font-weight-asian="bold" style:font-name-complex="Calibri2" style:font-size-complex="11pt" style:font-weight-complex="bold"/>
    </style:style>
    <style:style style:name="T52" style:family="text">
      <style:text-properties fo:color="#ff0000" style:font-name="Calibri1" fo:font-size="11pt" fo:font-weight="bold" officeooo:rsid="02d72a17" style:font-size-asian="11pt" style:font-weight-asian="bold" style:font-name-complex="Calibri2" style:font-size-complex="11pt" style:font-weight-complex="bold"/>
    </style:style>
    <style:style style:name="T53" style:family="text">
      <style:text-properties fo:color="#ff0000" style:font-name="Calibri1" fo:font-size="11pt" fo:font-weight="bold" officeooo:rsid="02d9ca33" style:font-size-asian="11pt" style:font-weight-asian="bold" style:font-name-complex="Calibri2" style:font-size-complex="11pt" style:font-weight-complex="bold"/>
    </style:style>
    <style:style style:name="T54" style:family="text">
      <style:text-properties fo:color="#ff0000" style:font-name="Calibri1" fo:font-size="11pt" fo:font-weight="bold" officeooo:rsid="02d7a10d" style:font-size-asian="11pt" style:font-weight-asian="bold" style:font-name-complex="Calibri2" style:font-size-complex="11pt" style:font-weight-complex="bold"/>
    </style:style>
    <style:style style:name="T55" style:family="text">
      <style:text-properties fo:color="#ff0000" style:font-name="Calibri1" fo:font-size="11pt" officeooo:rsid="01d0d28a" style:font-size-asian="11pt" style:font-name-complex="Calibri2" style:font-size-complex="11pt"/>
    </style:style>
    <style:style style:name="T56" style:family="text">
      <style:text-properties fo:color="#ff0000" style:font-name="Calibri1" fo:font-size="11pt" officeooo:rsid="02d7a10d" style:font-size-asian="11pt" style:font-name-complex="Calibri2" style:font-size-complex="11pt"/>
    </style:style>
    <style:style style:name="T57" style:family="text">
      <style:text-properties fo:color="#ff0000" style:font-name="Calibri1" fo:font-size="11pt" fo:font-weight="normal" officeooo:rsid="02d7a10d" style:font-size-asian="11pt" style:font-weight-asian="normal" style:font-name-complex="Calibri2" style:font-size-complex="11pt" style:font-weight-complex="normal"/>
    </style:style>
    <style:style style:name="T58" style:family="text">
      <style:text-properties fo:color="#ff0000" style:font-name="Calibri1" fo:font-size="11pt" fo:font-weight="normal" officeooo:rsid="01d0d28a" style:font-size-asian="11pt" style:font-weight-asian="normal" style:font-name-complex="Calibri2" style:font-size-complex="11pt"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987711960478847454" text:style-name="L1">
        <text:list-header>
          <text:p text:style-name="P75"><text:a xlink:type="simple" xlink:href="https://github.com/FallibleInc/security-guide-for-developers" text:style-name="Internet_20_link" text:visited-style-name="Visited_20_Internet_20_Link"><text:span text:style-name="Strong_20_Emphasis"><text:span text:style-name="T44">https://github.com/FallibleInc/security-guide-for-developers</text:span></text:span></text:a></text:p>
          <text:p text:style-name="P76"><text:a xlink:type="simple" xlink:href="https://github.com/FallibleInc/security-guide-for-developers/blob/master/what-can-go-wrong.md" text:style-name="Internet_20_link" text:visited-style-name="Visited_20_Internet_20_Link"><text:span text:style-name="Strong_20_Emphasis"><text:span text:style-name="T51"/></text:span></text:a></text:p>
          <text:p text:style-name="P77"><text:span text:style-name="Strong_20_Emphasis"><text:span text:style-name="T52">Why security is important? What can go wrong?</text:span></text:span></text:p>
          <text:p text:style-name="P78"><text:span text:style-name="Strong_20_Emphasis"><text:span text:style-name="T54">Two three paragraphs of following link:</text:span></text:span></text:p>
          <text:p text:style-name="P77"><text:a xlink:type="simple" xlink:href="https://github.com/FallibleInc/security-guide-for-developers/blob/master/what-can-go-wrong.md" text:style-name="Internet_20_link" text:visited-style-name="Visited_20_Internet_20_Link"><text:span text:style-name="Strong_20_Emphasis"><text:span text:style-name="T58">https://github.com/FallibleInc/security-guide-for-developers/blob/master/what-can-go-wrong.md</text:span></text:span></text:a></text:p>
        </text:list-header>
      </text:list>
      <text:p text:style-name="P5"><text:a xlink:type="simple" xlink:href="https://github.com/FallibleInc/security-guide-for-developers" text:style-name="Internet_20_link" text:visited-style-name="Visited_20_Internet_20_Link"><text:span text:style-name="Strong_20_Emphasis"><text:span text:style-name="T44"/></text:span></text:a></text:p>
      <text:p text:style-name="P6"><text:span text:style-name="Strong_20_Emphasis"><text:span text:style-name="T9">301 and 302 redirect: </text:span></text:span><text:span text:style-name="Strong_20_Emphasis"><text:span text:style-name="T5">They aren’t the same as far as search engines are concerned. <text:s/>Search engines sense the different types of redirects, and handle them differently. A </text:span></text:span><text:span text:style-name="Strong_20_Emphasis"><text:span text:style-name="T53">301</text:span></text:span><text:span text:style-name="Strong_20_Emphasis"><text:span text:style-name="T5"> redirect means that the page has </text:span></text:span><text:span text:style-name="Strong_20_Emphasis"><text:span text:style-name="T53">permanently</text:span></text:span><text:span text:style-name="Strong_20_Emphasis"><text:span text:style-name="T5"> moved to a new location. A 302 redirect means that the move is only temporary. Search engines need to figure out whether to keep the old page, or replace it with the one found at the new location. If the wrong type of redirect has been set up, search engines may become confused, resulting in a loss of traffic.</text:span></text:span></text:p>
      <text:p text:style-name="P5"><text:span text:style-name="Strong_20_Emphasis"><text:span text:style-name="T44"/></text:span></text:p>
      <text:p text:style-name="P5"><text:span text:style-name="Strong_20_Emphasis"><text:span text:style-name="T8">x-xsrf-token:</text:span></text:span></text:p>
      <text:p text:style-name="P1"><text:span text:style-name="Strong_20_Emphasis"><text:span text:style-name="T1"><text:s text:c="4"/>It is added to request header for ajax requests.</text:span></text:span></text:p>
      <text:p text:style-name="P1"><text:span text:style-name="Strong_20_Emphasis"><text:span text:style-name="T1"><text:s text:c="4"/>Popular libraries like angular and axios, automatically get value of this header from xsrf-token cookie and send it with every request.</text:span></text:span></text:p>
      <text:p text:style-name="P1"><text:span text:style-name="Strong_20_Emphasis"><text:span text:style-name="T1"><text:s text:c="4"/>Because it's popular, laravel creates this cookie in each response.</text:span></text:span></text:p>
      <text:p text:style-name="P1"><text:span text:style-name="Strong_20_Emphasis"><text:span text:style-name="T1"><text:s text:c="4"/>so when you're using for example axios and laravel you don't need to do anything. just logged in user and 'auth' middleware will do the job.</text:span></text:span></text:p>
      <text:p text:style-name="P1"><text:span text:style-name="Strong_20_Emphasis"><text:span text:style-name="T1"><text:s text:c="4"/>Its a bigger string compared to x-csrf-token because cookies are encrypted in laravel.</text:span></text:span></text:p>
      <text:p text:style-name="P1"><text:span text:style-name="Strong_20_Emphasis"><text:span text:style-name="T1"/></text:span></text:p>
      <text:p text:style-name="P4"><text:span text:style-name="Strong_20_Emphasis"><text:span text:style-name="T2"/></text:span></text:p>
      <text:p text:style-name="P3"><text:span text:style-name="Strong_20_Emphasis"><text:span text:style-name="T6">What is </text:span></text:span><text:span text:style-name="Strong_20_Emphasis"><text:span text:style-name="T7">ARP or Address Resolution Protocol</text:span></text:span><text:span text:style-name="Strong_20_Emphasis"><text:span text:style-name="T6">?</text:span></text:span></text:p>
      <text:p text:style-name="P3"><text:span text:style-name="Strong_20_Emphasis"><text:span text:style-name="T10">ARP (Address Resolution Protocol)</text:span></text:span><text:span text:style-name="Strong_20_Emphasis"><text:span text:style-name="T3"> is a network protocol used to find out the hardware (MAC) address of a device from an IP address. It is used when a device wants to communicate with some other device on a local network (for example on an Ethernet network that requires physical addresses to be known before sending packets).</text:span></text:span></text:p>
      <text:p text:style-name="P32"/>
      <text:p text:style-name="P3"><text:span text:style-name="Strong_20_Emphasis"><text:span text:style-name="T6">What is TLS Handshake?</text:span></text:span></text:p>
      <text:p text:style-name="P2"><text:a xlink:type="simple" xlink:href="https://www.cloudflare.com/learning/ssl/transport-layer-security-tls/" text:style-name="Internet_20_link" text:visited-style-name="Visited_20_Internet_20_Link"><text:span text:style-name="Strong_20_Emphasis">TLS</text:span></text:a><text:span text:style-name="Strong_20_Emphasis"><text:span text:style-name="T3"> is an encryption protocol designed to secure Internet communications. A TLS handshake is the process that kicks off a communication session that uses TLS encryption. During a TLS handshake, the two communicating sides exchange messages to acknowledge each other, verify each other, establish the encryption algorithms they will use, and agree on session keys. TLS handshakes are a foundational part of </text:span></text:span><text:a xlink:type="simple" xlink:href="https://www.cloudflare.com/learning/ssl/what-is-https/" text:style-name="Internet_20_link" text:visited-style-name="Visited_20_Internet_20_Link"><text:span text:style-name="Strong_20_Emphasis">how HTTPS works</text:span></text:a><text:span text:style-name="Strong_20_Emphasis"><text:span text:style-name="T3">.</text:span></text:span></text:p>
      <text:p text:style-name="P30"/>
      <text:p text:style-name="P30">TLS vs. SSL handshakes</text:p>
      <text:p text:style-name="P7"><text:a xlink:type="simple" xlink:href="https://www.cloudflare.com/learning/ssl/what-is-ssl/" text:style-name="Internet_20_link" text:visited-style-name="Visited_20_Internet_20_Link"><text:span text:style-name="Strong_20_Emphasis">SSL, or Secure Sockets Layer</text:span></text:a><text:span text:style-name="Strong_20_Emphasis"><text:span text:style-name="T4">, was the original encryption protocol developed for </text:span></text:span><text:a xlink:type="simple" xlink:href="https://www.cloudflare.com/learning/ddos/glossary/hypertext-transfer-protocol-http/" text:style-name="Internet_20_link" text:visited-style-name="Visited_20_Internet_20_Link"><text:span text:style-name="Strong_20_Emphasis">HTTP</text:span></text:a><text:span text:style-name="Strong_20_Emphasis"><text:span text:style-name="T4">. SSL was replaced by TLS, or Transport Layer Security, some time ago. SSL handshakes are now called TLS handshakes, although the "SSL" name is still in wide use.</text:span></text:span></text:p>
      <text:p text:style-name="P31"/>
      <text:p text:style-name="P31"><text:soft-page-break/>When does a TLS handshake occur?</text:p>
      <text:p text:style-name="P8">A TLS handshake takes place whenever a user navigates to a website over HTTPS and the browser first begins to query the website's <text:a xlink:type="simple" xlink:href="https://www.cloudflare.com/learning/cdn/glossary/origin-server/" text:style-name="Internet_20_link" text:visited-style-name="Visited_20_Internet_20_Link">origin server</text:a>. A TLS handshake also happens whenever any other communications use HTTPS, including API calls and DNS over HTTPS queries.</text:p>
      <text:p text:style-name="P9">TLS handshakes occur after a <text:a xlink:type="simple" xlink:href="https://www.cloudflare.com/learning/ddos/glossary/tcp-ip/" text:style-name="Internet_20_link" text:visited-style-name="Visited_20_Internet_20_Link">TCP</text:a> connection has been opened via a TCP handshake.</text:p>
      <text:p text:style-name="P28"/>
      <text:p text:style-name="P28">What happens during a TLS handshake?</text:p>
      <text:p text:style-name="P10">During the course of a TLS handshake, the client and server together will do the following:</text:p>
      <text:list xml:id="list2020975836211552760" text:style-name="L2">
        <text:list-item>
          <text:p text:style-name="P79">Specify which version of TLS (TLS 1.0, 1.2, 1.3, etc.) they will use</text:p>
        </text:list-item>
        <text:list-item>
          <text:p text:style-name="P79">Decide on which cipher suites they will use <text:span text:style-name="T27">(A cipher suite is a set of encryption algorithms for use in establishing a secure communications connection. There are a number of cipher suites in wide use, and an essential part of the TLS handshake is agreeing upon which cipher suite will be used for that handshake.)</text:span></text:p>
        </text:list-item>
        <text:list-item>
          <text:p text:style-name="P80">Authenticate the identity of the server via the server’s public key and the SSL certificate authority’s digital signature</text:p>
        </text:list-item>
        <text:list-item>
          <text:p text:style-name="P80">Generate session keys in order to use symmetric encryption after the handshake is complete</text:p>
        </text:list-item>
      </text:list>
      <text:p text:style-name="P11"/>
      <text:p text:style-name="P29">What are the steps of a TLS handshake?</text:p>
      <text:p text:style-name="P12">TLS handshakes are a series of datagrams, or messages, exchanged by a client and a server. A TLS handshake involves multiple steps, as the client and server exchange the information necessary for completing the handshake and making further conversation possible.</text:p>
      <text:p text:style-name="P12">The exact steps within a TLS handshake will vary depending upon the kind of key exchange algorithm used and the cipher suites supported by both sides. The RSA key exchange algorithm is used most often. It goes as follows:</text:p>
      <text:list xml:id="list2137095986226697827" text:style-name="L3">
        <text:list-item>
          <text:p text:style-name="P81"><text:span text:style-name="Strong_20_Emphasis">The 'client hello' message:</text:span> The client initiates the handshake by sending a "hello" message to the server. The message will include which TLS version the client supports, the cipher suites supported, and a string of random bytes known as the "client random."</text:p>
        </text:list-item>
        <text:list-item>
          <text:p text:style-name="P81"><text:span text:style-name="Strong_20_Emphasis">The 'server hello' message:</text:span> In reply to the client hello message, the server sends a message containing the server's <text:a xlink:type="simple" xlink:href="https://www.cloudflare.com/learning/ssl/what-is-an-ssl-certificate/" text:style-name="Internet_20_link" text:visited-style-name="Visited_20_Internet_20_Link">SSL certificate</text:a>, the server's chosen cipher suite, and the "server random," another random string of bytes that's generated by the server.</text:p>
        </text:list-item>
        <text:list-item>
          <text:p text:style-name="P81"><text:span text:style-name="Strong_20_Emphasis">Authentication:</text:span> The client verifies the server's SSL certificate with the certificate authority that issued it. This confirms that the server is who it says it is, and that the client is interacting with the actual owner of the domain.</text:p>
        </text:list-item>
        <text:list-item>
          <text:p text:style-name="P81"><text:span text:style-name="Strong_20_Emphasis">The premaster secret:</text:span> The client sends one more random string of bytes, the "premaster secret." The premaster secret is encrypted with the public key and can only be decrypted with the private key by the server. (The client gets the public key from the server's SSL certificate.)</text:p>
        </text:list-item>
        <text:list-item>
          <text:p text:style-name="P81"><text:span text:style-name="Strong_20_Emphasis">Private key used:</text:span> The server decrypts the premaster secret.</text:p>
        </text:list-item>
        <text:list-item>
          <text:p text:style-name="P81"><text:soft-page-break/><text:span text:style-name="Strong_20_Emphasis">Session keys created:</text:span> Both client and server generate session keys from the client random, the server random, and the premaster secret. They should arrive at the same results.</text:p>
        </text:list-item>
        <text:list-item>
          <text:p text:style-name="P81"><text:span text:style-name="Strong_20_Emphasis">Client is ready:</text:span> The client sends a "finished" message that is encrypted with a session key.</text:p>
        </text:list-item>
        <text:list-item>
          <text:p text:style-name="P81"><text:span text:style-name="Strong_20_Emphasis">Server is ready:</text:span> The server sends a "finished" message encrypted with a session key.</text:p>
        </text:list-item>
        <text:list-item>
          <text:p text:style-name="P81"><text:span text:style-name="Strong_20_Emphasis">Secure symmetric encryption achieved:</text:span> The handshake is completed, and communication continues using the session keys.</text:p>
        </text:list-item>
      </text:list>
      <text:p text:style-name="P38"/>
      <text:p text:style-name="P41">HTTPS Explained:</text:p>
      <text:p text:style-name="P40"><text:span text:style-name="T28">B</text:span>efore “How to get HTTPS for my website?” on the following page:</text:p>
      <text:p text:style-name="P39"><text:a xlink:type="simple" xlink:href="https://github.com/FallibleInc/security-guide-for-developers/blob/master/https.md" text:style-name="Internet_20_link" text:visited-style-name="Visited_20_Internet_20_Link"><text:span text:style-name="T12">https://github.com/FallibleInc/security-guide-for-developers/blob/master/https.md</text:span></text:a></text:p>
      <text:p text:style-name="P39"/>
      <text:p text:style-name="P42">HTTP<text:span text:style-name="T29">2</text:span> Explained:</text:p>
      <text:p text:style-name="P44"><text:a xlink:type="simple" xlink:href="https://www.youtube.com/watch?v=fJ0C4zN5uOQ&amp;feature=youtu.be" text:style-name="Internet_20_link" text:visited-style-name="Visited_20_Internet_20_Link"><text:span text:style-name="T11">https://www.youtube.com/watch?v=fJ0C4zN5uOQ&amp;feature=youtu.be</text:span></text:a></text:p>
      <text:p text:style-name="P43"/>
      <text:p text:style-name="P45"><text:span text:style-name="T13">O</text:span><text:span text:style-name="T11">Auth2:</text:span></text:p>
      <text:p text:style-name="P33">https://www.youtube.com/watch?v=7D-OU4hZW70&amp;feature=youtu.be</text:p>
      <text:p text:style-name="P48"><text:span text:style-name="T45">B</text:span>est link:</text:p>
      <text:p text:style-name="P46"><text:a xlink:type="simple" xlink:href="https://medium.com/@darutk/diagrams-and-movies-of-all-the-oauth-2-0-flows-194f3c3ade85" text:style-name="Internet_20_link" text:visited-style-name="Visited_20_Internet_20_Link"><text:span text:style-name="T43">https://medium.com/@darutk/diagrams-and-movies-of-all-the-oauth-2-0-flows-194f3c3ade85</text:span></text:a></text:p>
      <text:p text:style-name="P47"/>
      <text:p text:style-name="P15"><text:span text:style-name="T13">C</text:span><text:span text:style-name="T14">S</text:span><text:span text:style-name="T13">RF Attack: </text:span><text:span text:style-name="T31">Cross-Site Request Forgery (CSRF) is an attack that forces an end user to execute unwanted actions on a web application in which they're currently authenticated. CSRF attacks specifically target state-changing requests, not theft of data, since the attacker has no way to see the response to the forged request. With a little help of social engineering (such as sending a link via email or chat), an attacker may trick the users of a web application into executing actions of the attacker's choosing. If the victim is a normal user, a successful CSRF attack can force the user to perform state changing requests like transferring funds, changing their email address, and so forth. If the victim is an administrative account, CSRF can compromise the entire web application.</text:span></text:p>
      <text:p text:style-name="P24"><text:s text:c="8"/><text:span text:style-name="T46">The state parameter is used to protect against CSRF. When we click on any link which redirects us on any html form, state token parameter is received in the response which is basically a random token provided by the server. Then when we submit the form, it is sent with that state parameter token which is verified at the server end. If both state are the same =&gt; OK. If state parameters are differents, someone else has initiated the form submission request.</text:span></text:p>
      <text:p text:style-name="P51"/>
      <text:p text:style-name="P14"><text:span text:style-name="T13">CRLF Injection Attacks: </text:span><text:span text:style-name="T31">The CRLF abbreviation refers to </text:span><text:span text:style-name="Emphasis"><text:span text:style-name="T31">Carriage Return</text:span></text:span><text:span text:style-name="T31"> and </text:span><text:span text:style-name="Emphasis"><text:span text:style-name="T31">Line Feed</text:span></text:span><text:span text:style-name="T31">. CR and LF are special characters (ASCII 13 and 10 respectively, also referred to as \r\n) that are used to signify the </text:span><text:span text:style-name="Emphasis"><text:span text:style-name="T31">End of Line</text:span></text:span><text:span text:style-name="T31"> (EOL). The CRLF sequence is used in operating systems including Windows (but not Linux/UNIX) and Internet protocols including HTTP.</text:span></text:p>
      <text:p text:style-name="P13"><text:soft-page-break/><text:span text:style-name="T31"><text:s text:c="8"/>A CRLF injection attack is one of several types of </text:span><text:a xlink:type="simple" xlink:href="https://www.acunetix.com/blog/articles/injection-attacks/" text:style-name="Internet_20_link" text:visited-style-name="Visited_20_Internet_20_Link"><text:span text:style-name="T31">injection attacks</text:span></text:a><text:span text:style-name="T31">. It can be used to escalate to more malicious attacks such as </text:span><text:a xlink:type="simple" xlink:href="https://www.acunetix.com/websitesecurity/cross-site-scripting/" text:style-name="Internet_20_link" text:visited-style-name="Visited_20_Internet_20_Link"><text:span text:style-name="T31">Cross-site Scripting (XSS)</text:span></text:a><text:span text:style-name="T31">, page injection, </text:span><text:a xlink:type="simple" xlink:href="https://www.acunetix.com/blog/articles/what-is-web-cache-poisoning/" text:style-name="Internet_20_link" text:visited-style-name="Visited_20_Internet_20_Link"><text:span text:style-name="T31">web cache poisoning</text:span></text:a><text:span text:style-name="T31">, cache-based defacement, and more. A CRLF injection vulnerability exists if an attacker can inject the CRLF characters into a web application, for example using a user input form or an HTTP request.</text:span></text:p>
      <text:p text:style-name="P34"/>
      <text:p text:style-name="P49"><text:span text:style-name="T13">O</text:span><text:span text:style-name="T11">pen Redirection: </text:span><text:span text:style-name="T32">An Open Redirection is when a web application or server uses a user-submitted link to redirect the user to a given website or page. Even though it seems like a harmless action, to let a user decide on which page he wants to be redirected to, if exploited such a technique can have a serious impact, especially when combined with other vulnerabilities and tricks.</text:span></text:p>
      <text:p text:style-name="P67"><text:span text:style-name="T32"><text:s text:c="8"/>How Can an Open Redirect Web Vulnerability be Exploited? </text:span><text:span text:style-name="T33">By a</text:span><text:span text:style-name="T32">busing the Trust Users Have in the Vulnerable Website. Since the domain name in a URL is typically the only indicator for a user to recognize a legitimate website from a non-legitimate one, an attacker can abuse this trust to exploit an open redirect vulnerability on the vulnerable website, and redirect the user to a malicious page to execute further attacks. When the user clicks on a link of a legitimate website he often won't be suspicious if suddenly a login prompt shows up. To launch a successful phishing attack the attacker sends the victim a link, for example via email, which exploits the vulnerability on the vulnerable website example.com:</text:span></text:p>
      <text:p text:style-name="P70"><text:tab/>https://example.com/redirect.php?go=http://attacker.com/phish/</text:p>
      <text:p text:style-name="P52"/>
      <text:p text:style-name="P52"><text:s text:c="8"/>By exploiting the open redirect vulnerability on the legitimate website, the attacker is redirecting the victim to, http://attacker.com/phish which is a phishing page that is similar to the legit website. Once the visitor is on the attacker's malicious website, he enters his credentials on the login form which points to a script that is controlled by the attacker. The script is typically used to save the username and the password that is being typed in by the victim, which attackers typically use at a later stage to impersonate the victim on the legitimate website. The probability of a successful phishing attack is quite high since the domain example.com is shown when the user clicks on the link.</text:p>
      <text:p text:style-name="P50"/>
      <text:p text:style-name="P16"><text:span text:style-name="T15">HTTPOnly cookies: </text:span><text:span text:style-name="T34">HttpOnly is a flag added to cookies that tell the browser not to display the cookie through client-side scripts (document.cookie and others). The agenda behind HttpOnly is not to spill out cookies when an XSS flaw exists, as a hacker might be able to run their script but the fundamental benefit of having an XSS vulnerability (the ability steal cookies and hijack a currently established session) is lost.</text:span></text:p>
      <text:p text:style-name="P53"/>
      <text:p text:style-name="P17"><text:span text:style-name="T15">K</text:span><text:span text:style-name="T16">eychain Access app:</text:span><text:span text:style-name="T35"> </text:span><text:span text:style-name="T30">Keychain Access is a macOS app that stores your passwords and account information and reduces the number of passwords you have to remember and manage.</text:span></text:p>
      <text:p text:style-name="P35"/>
      <text:p text:style-name="P18"><text:span text:style-name="T15">C</text:span><text:span text:style-name="T17">SP header: </text:span><text:span text:style-name="T30">As a developer you can specify the Content Security Policy through a HTTP response header called </text:span><text:span text:style-name="Emphasis"><text:span text:style-name="T30">Content-Security-Policy</text:span></text:span><text:span text:style-name="T30">. Then a web browser that </text:span><text:soft-page-break/><text:span text:style-name="T30">supports CSP, such as Chrome or Firefox, parses the header information and determines which sources are trusted or not based on the instruction sent in the header. This is basically a whitelist approach which may consist of instructions like </text:span><text:span text:style-name="Emphasis"><text:span text:style-name="T30">self</text:span></text:span><text:span text:style-name="T30"> (allowing inline scripts), specific domains, nonces or hashes that have to be present and valid in order for the content to be loaded.</text:span></text:p>
      <text:p text:style-name="P18"><text:span text:style-name="T30"><text:s text:c="8"/>CSP can prevent </text:span><text:a xlink:type="simple" xlink:href="https://www.netsparker.com/blog/web-security/cross-site-scripting-xss/" text:style-name="Internet_20_link" text:visited-style-name="Visited_20_Internet_20_Link"><text:span text:style-name="T30">cross-site scripting vulnerabilities</text:span></text:a><text:span text:style-name="T30">, clickjacking, mixed content security issues, protocol downgrading and any other kind of code injection which is the result of the injection of untrusted content into a trusted resource.</text:span></text:p>
      <text:p text:style-name="P54"/>
      <text:p text:style-name="P68"><text:span text:style-name="T11">HSTS header:</text:span><text:span text:style-name="T30"> </text:span><text:span text:style-name="T36">HTTP Strict Transport Security (HSTS) is a web security policy mechanism that helps to protect websites against protocol downgrade attacks[1] and cookie hijacking. It allows web servers to declare that web browsers (or other complying user agents) should interact with it using only HTTPS connections, which provide Transport Layer Security (TLS/SSL), unlike the insecure HTTP protocol used alone.</text:span></text:p>
      <text:p text:style-name="P55"/>
      <text:p text:style-name="P19"><text:span text:style-name="T18">HSTS preload list:</text:span><text:span text:style-name="T37"> </text:span><text:span text:style-name="T30">The </text:span><text:span text:style-name="T26">HSTS preload list</text:span><text:span text:style-name="T30"> is a set of domains that have opted into </text:span><text:span text:style-name="T26">HSTS</text:span><text:span text:style-name="T30">, which enforces that those domains can only be accessed over HTTPS.</text:span></text:p>
      <text:p text:style-name="P55"/>
      <text:p text:style-name="P20"><text:span text:style-name="T19">Clickjacking:</text:span><text:span text:style-name="T38"> </text:span><text:span text:style-name="T30">the malicious practice of manipulating a website user's activity by concealing hyperlinks beneath legitimate clickable content, thereby causing the user to perform actions of which they are unaware.</text:span></text:p>
      <text:p text:style-name="P56"/>
      <text:p text:style-name="P21"><text:span text:style-name="T19">X-</text:span><text:span text:style-name="T20">Frame-Options:</text:span><text:span text:style-name="T39"> </text:span><text:span text:style-name="T30">The </text:span><text:span text:style-name="Strong_20_Emphasis"><text:span text:style-name="Source_20_Text">X-Frame-Options</text:span></text:span><text:span text:style-name="T30"> </text:span><text:a xlink:type="simple" xlink:href="https://developer.mozilla.org/en-US/docs/Web/HTTP" text:style-name="Internet_20_link" text:visited-style-name="Visited_20_Internet_20_Link"><text:span text:style-name="T30">HTTP</text:span></text:a><text:span text:style-name="T30"> response header can be used to indicate whether or not a browser should be allowed to render a page in a </text:span><text:a xlink:type="simple" xlink:href="https://developer.mozilla.org/en-US/docs/Web/HTML/Element/frame" text:style-name="Internet_20_link" text:visited-style-name="Visited_20_Internet_20_Link"><text:span text:style-name="Source_20_Text"><text:span text:style-name="T30">&lt;frame&gt;</text:span></text:span></text:a><text:span text:style-name="T30">, </text:span><text:a xlink:type="simple" xlink:href="https://developer.mozilla.org/en-US/docs/Web/HTML/Element/iframe" text:style-name="Internet_20_link" text:visited-style-name="Visited_20_Internet_20_Link"><text:span text:style-name="Source_20_Text"><text:span text:style-name="T30">&lt;iframe&gt;</text:span></text:span></text:a><text:span text:style-name="T30">, </text:span><text:a xlink:type="simple" xlink:href="https://developer.mozilla.org/en-US/docs/Web/HTML/Element/embed" text:style-name="Internet_20_link" text:visited-style-name="Visited_20_Internet_20_Link"><text:span text:style-name="Source_20_Text"><text:span text:style-name="T30">&lt;embed&gt;</text:span></text:span></text:a><text:span text:style-name="T30"> or </text:span><text:a xlink:type="simple" xlink:href="https://developer.mozilla.org/en-US/docs/Web/HTML/Element/object" text:style-name="Internet_20_link" text:visited-style-name="Visited_20_Internet_20_Link"><text:span text:style-name="Source_20_Text"><text:span text:style-name="T30">&lt;object&gt;</text:span></text:span></text:a><text:span text:style-name="T30">. Sites can use this to avoid </text:span><text:a xlink:type="simple" xlink:href="https://en.wikipedia.org/wiki/clickjacking" text:style-name="Internet_20_link" text:visited-style-name="Visited_20_Internet_20_Link"><text:span text:style-name="T30">clickjacking</text:span></text:a><text:span text:style-name="T30"> attacks, by ensuring that their content is not embedded into other sites.</text:span></text:p>
      <text:p text:style-name="P57"/>
      <text:p text:style-name="P22"><text:span text:style-name="T19">X-</text:span><text:span text:style-name="T21">XSS-Protection</text:span><text:span text:style-name="T20">:</text:span><text:span text:style-name="T39"> </text:span><text:span text:style-name="T30">The HTTP </text:span><text:span text:style-name="Strong_20_Emphasis"><text:span text:style-name="Source_20_Text">X-XSS-Protection</text:span></text:span><text:span text:style-name="T30"> response header is a feature of Internet Explorer, Chrome and Safari that stops pages from loading when they detect reflected cross-site scripting (</text:span><text:a xlink:type="simple" xlink:href="https://developer.mozilla.org/en-US/docs/Glossary/XSS" text:style-name="Internet_20_link" text:visited-style-name="Visited_20_Internet_20_Link"><text:span text:style-name="T30">XSS</text:span></text:a><text:span text:style-name="T30">) attacks. Although these protections are largely unnecessary in modern browsers when sites implement a strong </text:span><text:a xlink:type="simple" xlink:href="https://developer.mozilla.org/en-US/docs/Web/HTTP/Headers/Content-Security-Policy" text:style-name="Internet_20_link" text:visited-style-name="Visited_20_Internet_20_Link"><text:span text:style-name="Source_20_Text"><text:span text:style-name="T30">Content-Security-Policy</text:span></text:span></text:a><text:span text:style-name="T30"> that disables the use of inline JavaScript (</text:span><text:span text:style-name="Source_20_Text"><text:span text:style-name="T30">'unsafe-inline'</text:span></text:span><text:span text:style-name="T30">), they can still provide protections for users of older web browsers that don't yet support </text:span><text:a xlink:type="simple" xlink:href="https://developer.mozilla.org/en-US/docs/Glossary/CSP" text:style-name="Internet_20_link" text:visited-style-name="Visited_20_Internet_20_Link"><text:span text:style-name="T30">CSP</text:span></text:a><text:span text:style-name="T30">.</text:span></text:p>
      <text:p text:style-name="P58"/>
      <text:p text:style-name="P69"><text:span text:style-name="T11">Do not use critical data or tokens in url query parameters.</text:span><text:span text:style-name="T30"> Url query parameters are part of url and goes unencrypted even in https. Headers and body go encrypted in https.</text:span></text:p>
      <text:p text:style-name="P57"/>
      <text:p text:style-name="P23"><text:span text:style-name="T22">SPF Record:</text:span><text:span text:style-name="T40"> </text:span><text:span text:style-name="T30">A Sender Policy Framework (</text:span><text:span text:style-name="T26">SPF</text:span><text:span text:style-name="T30">) </text:span><text:span text:style-name="T26">record</text:span><text:span text:style-name="T30"> is a type of Domain Name Service (DNS) TXT </text:span><text:span text:style-name="T26">record</text:span><text:span text:style-name="T30"> that identifies which mail servers are permitted to send email on behalf of your domain. The purpose of an </text:span><text:span text:style-name="T26">SPF record</text:span><text:span text:style-name="T30"> is to detect and prevent spammers from sending messages with forged From addresses on your domain.</text:span></text:p>
      <text:p text:style-name="P57"><text:soft-page-break/></text:p>
      <text:p text:style-name="P25"><text:span text:style-name="T23">SRI:</text:span><text:span text:style-name="T41"> </text:span><text:span text:style-name="Strong_20_Emphasis">Subresource Integrity</text:span> (SRI) is a security feature that enables browsers to verify that resources they fetch (for example, from a <text:a xlink:type="simple" xlink:href="https://developer.mozilla.org/en-US/docs/Glossary/CDN" text:style-name="Internet_20_link" text:visited-style-name="Visited_20_Internet_20_Link">CDN</text:a>) are delivered without unexpected manipulation. It works by allowing you to provide a cryptographic hash that a fetched resource must match.</text:p>
      <text:p text:style-name="P25"/>
      <text:p text:style-name="P72"><text:span text:style-name="T11">Cloud Provisioning</text:span> - <text:span text:style-name="T47">Cloud provisioning is the allocation of a cloud provider's resources and services to a customer. Cloud provisioning is a key feature of the cloud computing model, relating to how a customer procures cloud services and resources from a cloud provider. The growing catalog of cloud services that customers can provision includes infrastructure as a service, software as a service and platform as a service, in public or private cloud environments.</text:span></text:p>
      <text:p text:style-name="P25"/>
      <text:p text:style-name="P74"><text:span text:style-name="T11">AWS Elastic Beanstalk</text:span> - AWS Elastic Beanstalk is a cloud deployment and provisioning service that automates the process of getting applications set up on the Amazon Web Services (AWS) infrastructure. To use the service, developers just have to upload their applications. Provisioning, load balancing, autoscaling, and application health monitoring are all automatically handled. Elastic Beanstalk supports Web apps written in Java, Node.js, PHP, Python, Ruby, and .NET, among other languages and Web development stacks. An open architecture means that applications not written for the Web can also be deployed on the Elastic Beanstalk.</text:p>
      <text:p text:style-name="P73"/>
      <text:p text:style-name="P26"><text:span text:style-name="T24">TLS and SSL</text:span><text:span text:style-name="T48"> - </text:span>Transport Layer Security, and its now-deprecated predecessor, Secure Sockets Layer, are cryptographic protocols designed to provide <text:span text:style-name="T49">secure </text:span>communications over a computer network.</text:p>
      <text:p text:style-name="P73"/>
      <text:p text:style-name="P71"><text:a xlink:type="simple" xlink:href="https://dzone.com/articles/using-parameterized-query" text:style-name="Internet_20_link" text:visited-style-name="Visited_20_Internet_20_Link"><text:span text:style-name="T11">https://dzone.com/articles/using-parameterized-query</text:span></text:a></text:p>
      <text:p text:style-name="P59"/>
      <text:p text:style-name="P62"><text:span text:style-name="T11">XSS Attack</text:span> - <text:span text:style-name="T50">Cross-site Scripting (XSS) is a client-side code injection attack. The attacker aims to execute malicious scripts in a web browser of the victim by including malicious code in a legitimate web page or web application. The actual attack occurs when the victim visits the web page or web application that executes the malicious code. The web page or web application becomes a vehicle to deliver the malicious script to the user’s browser. Vulnerable vehicles that are commonly used for Cross-site Scripting attacks are forums, message boards, and web pages that allow comments.</text:span></text:p>
      <text:p text:style-name="P63"><text:s text:c="8"/>A web page or web application is vulnerable to XSS if it uses unsanitized user input in the output that it generates. This user input must then be parsed by the victim’s browser. XSS attacks are possible in VBScript, ActiveX, Flash, and even CSS. However, they are most common in JavaScript, primarily because JavaScript is fundamental to most browsing experiences.</text:p>
      <text:p text:style-name="P63"><text:s text:c="8"/>If an attacker can abuse an XSS vulnerability on a web page to execute arbitrary JavaScript in a user’s browser, the security of that vulnerable website or vulnerable web application and its users has been compromised. XSS is not the user’s problem. If it is affecting your users, it affects you.</text:p>
      <text:p text:style-name="P63"><text:soft-page-break/><text:s text:c="8"/>Cross-site Scripting may also be used to deface a website instead of targeting the user. The attacker can use injected scripts to change the content of the website or even redirect the browser to another web page, for example, one that contains malicious code.</text:p>
      <text:p text:style-name="P64"><text:a xlink:type="simple" xlink:href="https://www.acunetix.com/websitesecurity/cross-site-scripting/" text:style-name="Internet_20_link" text:visited-style-name="Visited_20_Internet_20_Link"><text:span text:style-name="T43">https://www.acunetix.com/websitesecurity/cross-site-scripting/</text:span></text:a></text:p>
      <text:p text:style-name="P60"/>
      <text:p text:style-name="P36">SSRF – Server Side Request Forgery</text:p>
      <text:p text:style-name="P27"><text:span text:style-name="T42">before “</text:span>Detecting Server Side Request Forgery<text:span text:style-name="T42">” on the following page:</text:span></text:p>
      <text:p text:style-name="P65"><text:a xlink:type="simple" xlink:href="https://www.acunetix.com/blog/articles/server-side-request-forgery-vulnerability/" text:style-name="Internet_20_link" text:visited-style-name="Visited_20_Internet_20_Link"><text:span text:style-name="T11">https://www.acunetix.com/blog/articles/server-side-request-forgery-vulnerability/</text:span></text:a></text:p>
      <text:p text:style-name="P61"/>
      <text:p text:style-name="P37">Security Checklist:</text:p>
      <text:p text:style-name="P66"><text:a xlink:type="simple" xlink:href="https://github.com/FallibleInc/security-guide-for-developers/blob/master/security-checklist.md" text:style-name="Internet_20_link" text:visited-style-name="Visited_20_Internet_20_Link"><text:span text:style-name="T25">https://github.com/FallibleInc/security-guide-for-developers/blob/master/security-checklist.md</text:span></text:a></text:p>
      <text:p text:style-name="P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alibri1" svg:font-family="Calibri" style:font-family-generic="swiss"/>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ing_20_2" style:display-name="Heading 2" style:family="paragraph" style:parent-style-name="Heading" style:class="text"/>
    <style:style style:name="Heading_20_4" style:display-name="Heading 4" style:family="paragraph" style:parent-style-name="Heading" style:class="text"/>
    <style:style style:name="Heading_20_5" style:display-name="Heading 5" style:family="paragraph" style:parent-style-name="Heading" style:class="text"/>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U</meta:initial-creator>
    <meta:editing-cycles>661</meta:editing-cycles>
    <meta:creation-date>2016-08-16T07:20:00</meta:creation-date>
    <dc:date>2019-10-09T10:23:50.824971019</dc:date>
    <meta:editing-duration>P16DT23H15S</meta:editing-duration>
    <meta:generator>LibreOffice/5.1.6.2$Linux_X86_64 LibreOffice_project/10m0$Build-2</meta:generator>
    <meta:document-statistic meta:table-count="0" meta:image-count="0" meta:object-count="0" meta:page-count="7" meta:paragraph-count="81" meta:word-count="2606" meta:character-count="16773" meta:non-whitespace-character-count="14174"/>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